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4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6996287582693975106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3375627639470061086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1978863781858881323" text:style-name="L3">
        <text:list-item>
          <text:p text:style-name="P22">10:00 <text:s/>120 bpm<text:tab/>4. <text:s text:c="3"/>8:00 <text:s/>154</text:p>
        </text:list-item>
        <text:list-item>
          <text:p text:style-name="P22">10:00 <text:s/>126<text:tab/><text:tab/>5. <text:s text:c="3"/>8:57 <text:s/>146</text:p>
        </text:list-item>
        <text:list-item>
          <text:p text:style-name="P22">8:57 <text:s/>139<text:tab/><text:tab/>6. <text:s/>10:00 <text:s/>136<text:tab/></text:p>
        </text:list-item>
      </text:list>
      <text:p text:style-name="P16"/>
      <text:list xml:id="list3554224830504320178" text:style-name="L4">
        <text:list-header>
          <text:p text:style-name="P23">Wed 3/8/2017 <text:span text:style-name="T1">6.5 miles</text:span></text:p>
          <text:p text:style-name="P23">I ran ½ mile to the indoor track and rested a few minutes.</text:p>
          <text:p text:style-name="P23">I ran and walked 4 miles in 44:27 or 11:07/mile.</text:p>
          <text:p text:style-name="P23">Then I walked a ½ mile in 6:45 and rested 10 minutes.</text:p>
          <text:p text:style-name="P23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4198987070840874329" text:style-name="L5">
        <text:list-item>
          <text:list>
            <text:list-header>
              <text:p text:style-name="P24">We ran a 1.75 mile warm up including ¼ mile of drills.</text:p>
              <text:p text:style-name="P24">Then 5 x ½ mile with a ¼ mile jog between each.</text:p>
              <text:p text:style-name="P24">Times for ½ mile runs: 4:22, 4:21, 4:24, 4:22, 4:21</text:p>
              <text:p text:style-name="P24">We warmed down with ½ mile jog.</text:p>
              <text:p text:style-name="P24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36369606" text:continue-list="list1978863781858881323" text:style-name="L3">
        <text:list-header>
          <text:p text:style-name="P22">2. <text:s/>10:00 <text:s/>120<text:tab/><text:tab/>5. <text:s text:c="2"/>8:57 <text:s/>142</text:p>
          <text:p text:style-name="P22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.</text:p>
      <text:p text:style-name="P16"/>
      <text:p text:style-name="P16">Sun 3/12/2017 <text:s/><text:span text:style-name="T1">no running</text:span></text:p>
      <text:p text:style-name="P16">We drove to New Alexandria PA</text:p>
      <text:p text:style-name="P16"/>
      <text:p text:style-name="P16">Mon 3/13/2017 <text:s/><text:span text:style-name="T1">4 miles</text:span></text:p>
      <text:p text:style-name="P16">I ran 5 x 0.8 mile somewhat hilly loop in New Alexandria PA. The average pace was 9:56/mile.</text:p>
      <text:p text:style-name="P16">The first loop was at 10:55/mile and the last loop at <text:s/>8:19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3T16:18:52.48</dc:date>
    <dc:creator>James Lombardi</dc:creator>
    <meta:editing-duration>PT17H36M59S</meta:editing-duration>
    <meta:editing-cycles>117</meta:editing-cycles>
    <meta:document-statistic meta:table-count="0" meta:image-count="0" meta:object-count="0" meta:page-count="11" meta:paragraph-count="319" meta:word-count="3984" meta:character-count="19510"/>
  </office:meta>
</office:document-meta>
</file>